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  <style:style style:name="ce4" style:family="table-cell" style:parent-style-name="Default">
      <style:map style:condition="cell-content-is-between(10,0.7)" style:apply-style-name="Good" style:base-cell-address="Sheet1.C1"/>
      <style:map style:condition="cell-content()&gt;=0.69" style:apply-style-name="Bad" style:base-cell-address="Sheet1.C1"/>
    </style:style>
    <style:style style:name="ce2" style:family="table-cell" style:parent-style-name="Default">
      <style:map style:condition="cell-content-is-between(10,0.7)" style:apply-style-name="Good" style:base-cell-address="Sheet1.C1"/>
      <style:map style:condition="cell-content()&gt;=0.69" style:apply-style-name="Bad" style:base-cell-address="Sheet1.C1"/>
    </style:style>
    <style:style style:name="ce6" style:family="table-cell" style:parent-style-name="Default">
      <style:map style:condition="cell-content-is-between(10,0.7)" style:apply-style-name="Good" style:base-cell-address="Sheet1.C195"/>
      <style:map style:condition="cell-content()&gt;=0.69" style:apply-style-name="Bad" style:base-cell-address="Sheet1.C1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lpha</text:p>
          </table:table-cell>
          <table:table-cell table:style-name="ce4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Baseline-hybrid</text:p>
          </table:table-cell>
          <table:table-cell office:value-type="float" office:value="0.2" calcext:value-type="float">
            <text:p>0.2</text:p>
          </table:table-cell>
          <table:table-cell office:value-type="float" office:value="0.06998" calcext:value-type="float">
            <text:p>0.0699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692" calcext:value-type="float">
            <text:p>0.0669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858" calcext:value-type="float">
            <text:p>0.0685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855" calcext:value-type="float">
            <text:p>0.0685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055" calcext:value-type="float">
            <text:p>0.0605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612" calcext:value-type="float">
            <text:p>0.0661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461" calcext:value-type="float">
            <text:p>0.0646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602" calcext:value-type="float">
            <text:p>0.0660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314" calcext:value-type="float">
            <text:p>0.0631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628" calcext:value-type="float">
            <text:p>0.0662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745" calcext:value-type="float">
            <text:p>0.0674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431" calcext:value-type="float">
            <text:p>0.0643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749" calcext:value-type="float">
            <text:p>0.0674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719" calcext:value-type="float">
            <text:p>0.0671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234" calcext:value-type="float">
            <text:p>0.0623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812" calcext:value-type="float">
            <text:p>0.0681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839" calcext:value-type="float">
            <text:p>0.0683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996" calcext:value-type="float">
            <text:p>0.0699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498" calcext:value-type="float">
            <text:p>0.0649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569" calcext:value-type="float">
            <text:p>0.06569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14" calcext:value-type="float">
            <text:p>0.0681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84" calcext:value-type="float">
            <text:p>0.06584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791" calcext:value-type="float">
            <text:p>0.06791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732" calcext:value-type="float">
            <text:p>0.06732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85" calcext:value-type="float">
            <text:p>0.06885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658" calcext:value-type="float">
            <text:p>0.06658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603" calcext:value-type="float">
            <text:p>0.06603</text:p>
          </table:table-cell>
        </table:table-row>
        <table:table-row table:style-name="ro1">
          <table:table-cell office:value-type="string" calcext:value-type="string">
            <text:p>LinUCB vec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161" calcext:value-type="float">
            <text:p>0.0616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248" calcext:value-type="float">
            <text:p>0.0624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834" calcext:value-type="float">
            <text:p>0.0683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706" calcext:value-type="float">
            <text:p>0.0670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939" calcext:value-type="float">
            <text:p>0.0693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949" calcext:value-type="float">
            <text:p>0.0694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93" calcext:value-type="float">
            <text:p>0.0679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599" calcext:value-type="float">
            <text:p>0.0659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922" calcext:value-type="float">
            <text:p>0.0692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297" calcext:value-type="float">
            <text:p>0.0629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462" calcext:value-type="float">
            <text:p>0.0646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904" calcext:value-type="float">
            <text:p>0.0690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732" calcext:value-type="float">
            <text:p>0.067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73" calcext:value-type="float">
            <text:p>0.0687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471" calcext:value-type="float">
            <text:p>0.0647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689" calcext:value-type="float">
            <text:p>0.0668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604" calcext:value-type="float">
            <text:p>0.06604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29" calcext:value-type="float">
            <text:p>0.0629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538" calcext:value-type="float">
            <text:p>0.0653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621" calcext:value-type="float">
            <text:p>0.0662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632" calcext:value-type="float">
            <text:p>0.066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883" calcext:value-type="float">
            <text:p>0.06883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717" calcext:value-type="float">
            <text:p>0.06717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432" calcext:value-type="float">
            <text:p>0.0643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651" calcext:value-type="float">
            <text:p>0.0665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452" calcext:value-type="float">
            <text:p>0.06452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801" calcext:value-type="float">
            <text:p>0.0680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72" calcext:value-type="float">
            <text:p>0.06872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5455" calcext:value-type="float">
            <text:p>0.05455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911" calcext:value-type="float">
            <text:p>0.0691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636" calcext:value-type="float">
            <text:p>0.066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577" calcext:value-type="float">
            <text:p>0.057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5761" calcext:value-type="float">
            <text:p>0.0576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5433" calcext:value-type="float">
            <text:p>0.0543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737" calcext:value-type="float">
            <text:p>0.0673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616" calcext:value-type="float">
            <text:p>0.0661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5887" calcext:value-type="float">
            <text:p>0.0588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284" calcext:value-type="float">
            <text:p>0.062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706" calcext:value-type="float">
            <text:p>0.0670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958" calcext:value-type="float">
            <text:p>0.06958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63" calcext:value-type="float">
            <text:p>0.0686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977" calcext:value-type="float">
            <text:p>0.0697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136" calcext:value-type="float">
            <text:p>0.061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167" calcext:value-type="float">
            <text:p>0.0616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972" calcext:value-type="float">
            <text:p>0.06972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891" calcext:value-type="float">
            <text:p>0.0689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433" calcext:value-type="float">
            <text:p>0.0643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214" calcext:value-type="float">
            <text:p>0.0621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676" calcext:value-type="float">
            <text:p>0.0667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01" calcext:value-type="float">
            <text:p>0.0680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38" calcext:value-type="float">
            <text:p>0.06538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943" calcext:value-type="float">
            <text:p>0.06943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584" calcext:value-type="float">
            <text:p>0.06584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351" calcext:value-type="float">
            <text:p>0.06351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5867" calcext:value-type="float">
            <text:p>0.05867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599" calcext:value-type="float">
            <text:p>0.0599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5936" calcext:value-type="float">
            <text:p>0.05936</text:p>
          </table:table-cell>
        </table:table-row>
        <table:table-row table:style-name="ro1">
          <table:table-cell table:style-name="ce1" office:value-type="string" calcext:value-type="string">
            <text:p>LinUCB vec outer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" calcext:value-type="float">
            <text:p>0.1</text:p>
          </table:table-cell>
          <table:table-cell office:value-type="float" office:value="0.06988" calcext:value-type="float">
            <text:p>0.069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3225806452" calcext:value-type="float">
            <text:p>0.1032258064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488" calcext:value-type="float">
            <text:p>0.064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022" calcext:value-type="float">
            <text:p>0.0602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932" calcext:value-type="float">
            <text:p>0.0693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717" calcext:value-type="float">
            <text:p>0.0671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557" calcext:value-type="float">
            <text:p>0.0655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999" calcext:value-type="float">
            <text:p>0.0699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983" calcext:value-type="float">
            <text:p>0.0698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5888" calcext:value-type="float">
            <text:p>0.05888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855" calcext:value-type="float">
            <text:p>0.0685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833" calcext:value-type="float">
            <text:p>0.0683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129" calcext:value-type="float">
            <text:p>0.0612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827" calcext:value-type="float">
            <text:p>0.06827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791" calcext:value-type="float">
            <text:p>0.06791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184" calcext:value-type="float">
            <text:p>0.0618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286" calcext:value-type="float">
            <text:p>0.0628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09" calcext:value-type="float">
            <text:p>0.060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756" calcext:value-type="float">
            <text:p>0.0675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933" calcext:value-type="float">
            <text:p>0.0693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889" calcext:value-type="float">
            <text:p>0.0688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563" calcext:value-type="float">
            <text:p>0.06563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514" calcext:value-type="float">
            <text:p>0.0651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835" calcext:value-type="float">
            <text:p>0.0683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286" calcext:value-type="float">
            <text:p>0.06286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125" calcext:value-type="float">
            <text:p>0.0612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789" calcext:value-type="float">
            <text:p>0.06789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22" calcext:value-type="float">
            <text:p>0.06822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914" calcext:value-type="float">
            <text:p>0.06914</text:p>
          </table:table-cell>
        </table:table-row>
        <table:table-row table:style-name="ro1">
          <table:table-cell table:style-name="ce1" office:value-type="string" calcext:value-type="string">
            <text:p>LinUCB vec outer with 0</text:p>
          </table:table-cell>
          <table:table-cell office:value-type="float" office:value="0.2" calcext:value-type="float">
            <text:p>0.2</text:p>
          </table:table-cell>
          <table:table-cell office:value-type="float" office:value="0.06859" calcext:value-type="float">
            <text:p>0.06859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" calcext:value-type="float">
            <text:p>0.1</text:p>
          </table:table-cell>
          <table:table-cell office:value-type="float" office:value="0.06939" calcext:value-type="float">
            <text:p>0.06939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5928" calcext:value-type="float">
            <text:p>0.0592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5808" calcext:value-type="float">
            <text:p>0.0580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933" calcext:value-type="float">
            <text:p>0.0693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5862" calcext:value-type="float">
            <text:p>0.05862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521" calcext:value-type="float">
            <text:p>0.0652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265" calcext:value-type="float">
            <text:p>0.0626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335" calcext:value-type="float">
            <text:p>0.0633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816" calcext:value-type="float">
            <text:p>0.06816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741" calcext:value-type="float">
            <text:p>0.0674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508" calcext:value-type="float">
            <text:p>0.0650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938" calcext:value-type="float">
            <text:p>0.0693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515" calcext:value-type="float">
            <text:p>0.0651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13" calcext:value-type="float">
            <text:p>0.0681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72" calcext:value-type="float">
            <text:p>0.0672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733" calcext:value-type="float">
            <text:p>0.0673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93" calcext:value-type="float">
            <text:p>0.0693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6881" calcext:value-type="float">
            <text:p>0.0688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628" calcext:value-type="float">
            <text:p>0.0662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849" calcext:value-type="float">
            <text:p>0.06849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877" calcext:value-type="float">
            <text:p>0.06877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764" calcext:value-type="float">
            <text:p>0.06764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581" calcext:value-type="float">
            <text:p>0.06581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818" calcext:value-type="float">
            <text:p>0.06818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895" calcext:value-type="float">
            <text:p>0.06895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687" calcext:value-type="float">
            <text:p>0.06687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86" calcext:value-type="float">
            <text:p>0.0686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824" calcext:value-type="float">
            <text:p>0.06824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576" calcext:value-type="float">
            <text:p>0.06576</text:p>
          </table:table-cell>
        </table:table-row>
        <table:table-row table:style-name="ro1">
          <table:table-cell table:style-name="ce1" office:value-type="string" calcext:value-type="string">
            <text:p>LinUCB vec – concat</text:p>
          </table:table-cell>
          <table:table-cell office:value-type="float" office:value="0.2" calcext:value-type="float">
            <text:p>0.2</text:p>
          </table:table-cell>
          <table:table-cell office:value-type="float" office:value="0.06807" calcext:value-type="float">
            <text:p>0.0680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" calcext:value-type="float">
            <text:p>0.1</text:p>
          </table:table-cell>
          <table:table-cell office:value-type="float" office:value="0.06782" calcext:value-type="float">
            <text:p>0.06782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03225806452" calcext:value-type="float">
            <text:p>0.103225806452</text:p>
          </table:table-cell>
          <table:table-cell office:value-type="float" office:value="0.06667" calcext:value-type="float">
            <text:p>0.0666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06451612903" calcext:value-type="float">
            <text:p>0.106451612903</text:p>
          </table:table-cell>
          <table:table-cell office:value-type="float" office:value="0.06695" calcext:value-type="float">
            <text:p>0.06695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09677419355" calcext:value-type="float">
            <text:p>0.109677419355</text:p>
          </table:table-cell>
          <table:table-cell office:value-type="float" office:value="0.06604" calcext:value-type="float">
            <text:p>0.06604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12903225806" calcext:value-type="float">
            <text:p>0.112903225806</text:p>
          </table:table-cell>
          <table:table-cell office:value-type="float" office:value="0.06857" calcext:value-type="float">
            <text:p>0.0685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16129032258" calcext:value-type="float">
            <text:p>0.116129032258</text:p>
          </table:table-cell>
          <table:table-cell office:value-type="float" office:value="0.06393" calcext:value-type="float">
            <text:p>0.06393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1935483871" calcext:value-type="float">
            <text:p>0.11935483871</text:p>
          </table:table-cell>
          <table:table-cell office:value-type="float" office:value="0.06624" calcext:value-type="float">
            <text:p>0.06624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22580645161" calcext:value-type="float">
            <text:p>0.122580645161</text:p>
          </table:table-cell>
          <table:table-cell office:value-type="float" office:value="0.06247" calcext:value-type="float">
            <text:p>0.0624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25806451613" calcext:value-type="float">
            <text:p>0.125806451613</text:p>
          </table:table-cell>
          <table:table-cell office:value-type="float" office:value="0.06698" calcext:value-type="float">
            <text:p>0.06698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29032258065" calcext:value-type="float">
            <text:p>0.129032258065</text:p>
          </table:table-cell>
          <table:table-cell office:value-type="float" office:value="0.06692" calcext:value-type="float">
            <text:p>0.06692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32258064516" calcext:value-type="float">
            <text:p>0.132258064516</text:p>
          </table:table-cell>
          <table:table-cell office:value-type="float" office:value="0.06786" calcext:value-type="float">
            <text:p>0.06786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35483870968" calcext:value-type="float">
            <text:p>0.135483870968</text:p>
          </table:table-cell>
          <table:table-cell office:value-type="float" office:value="0.06227" calcext:value-type="float">
            <text:p>0.0622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38709677419" calcext:value-type="float">
            <text:p>0.138709677419</text:p>
          </table:table-cell>
          <table:table-cell office:value-type="float" office:value="0.06208" calcext:value-type="float">
            <text:p>0.06208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41935483871" calcext:value-type="float">
            <text:p>0.141935483871</text:p>
          </table:table-cell>
          <table:table-cell office:value-type="float" office:value="0.06143" calcext:value-type="float">
            <text:p>0.06143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45161290323" calcext:value-type="float">
            <text:p>0.145161290323</text:p>
          </table:table-cell>
          <table:table-cell office:value-type="float" office:value="0.06868" calcext:value-type="float">
            <text:p>0.06868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48387096774" calcext:value-type="float">
            <text:p>0.148387096774</text:p>
          </table:table-cell>
          <table:table-cell office:value-type="float" office:value="0.06021" calcext:value-type="float">
            <text:p>0.06021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51612903226" calcext:value-type="float">
            <text:p>0.151612903226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54838709677" calcext:value-type="float">
            <text:p>0.154838709677</text:p>
          </table:table-cell>
          <table:table-cell office:value-type="float" office:value="0.06114" calcext:value-type="float">
            <text:p>0.06114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58064516129" calcext:value-type="float">
            <text:p>0.158064516129</text:p>
          </table:table-cell>
          <table:table-cell office:value-type="float" office:value="0.05956" calcext:value-type="float">
            <text:p>0.05956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61290322581" calcext:value-type="float">
            <text:p>0.161290322581</text:p>
          </table:table-cell>
          <table:table-cell office:value-type="float" office:value="0.0682" calcext:value-type="float">
            <text:p>0.0682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64516129032" calcext:value-type="float">
            <text:p>0.164516129032</text:p>
          </table:table-cell>
          <table:table-cell office:value-type="float" office:value="0.06102" calcext:value-type="float">
            <text:p>0.06102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67741935484" calcext:value-type="float">
            <text:p>0.167741935484</text:p>
          </table:table-cell>
          <table:table-cell office:value-type="float" office:value="0.06693" calcext:value-type="float">
            <text:p>0.06693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70967741935" calcext:value-type="float">
            <text:p>0.170967741935</text:p>
          </table:table-cell>
          <table:table-cell office:value-type="float" office:value="0.06727" calcext:value-type="float">
            <text:p>0.06727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74193548387" calcext:value-type="float">
            <text:p>0.174193548387</text:p>
          </table:table-cell>
          <table:table-cell office:value-type="float" office:value="0.06003" calcext:value-type="float">
            <text:p>0.06003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77419354839" calcext:value-type="float">
            <text:p>0.177419354839</text:p>
          </table:table-cell>
          <table:table-cell office:value-type="float" office:value="0.06415" calcext:value-type="float">
            <text:p>0.06415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8064516129" calcext:value-type="float">
            <text:p>0.18064516129</text:p>
          </table:table-cell>
          <table:table-cell office:value-type="float" office:value="0.06249" calcext:value-type="float">
            <text:p>0.06249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83870967742" calcext:value-type="float">
            <text:p>0.183870967742</text:p>
          </table:table-cell>
          <table:table-cell office:value-type="float" office:value="0.06049" calcext:value-type="float">
            <text:p>0.06049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87096774194" calcext:value-type="float">
            <text:p>0.187096774194</text:p>
          </table:table-cell>
          <table:table-cell office:value-type="float" office:value="0.06439" calcext:value-type="float">
            <text:p>0.06439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90322580645" calcext:value-type="float">
            <text:p>0.190322580645</text:p>
          </table:table-cell>
          <table:table-cell office:value-type="float" office:value="0.06694" calcext:value-type="float">
            <text:p>0.06694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93548387097" calcext:value-type="float">
            <text:p>0.193548387097</text:p>
          </table:table-cell>
          <table:table-cell office:value-type="float" office:value="0.06226" calcext:value-type="float">
            <text:p>0.06226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196774193548" calcext:value-type="float">
            <text:p>0.196774193548</text:p>
          </table:table-cell>
          <table:table-cell office:value-type="float" office:value="0.06686" calcext:value-type="float">
            <text:p>0.06686</text:p>
          </table:table-cell>
        </table:table-row>
        <table:table-row table:style-name="ro1">
          <table:table-cell table:style-name="ce1" office:value-type="string" calcext:value-type="string">
            <text:p>LinUCB – hybrid with -1</text:p>
          </table:table-cell>
          <table:table-cell office:value-type="float" office:value="0.2" calcext:value-type="float">
            <text:p>0.2</text:p>
          </table:table-cell>
          <table:table-cell office:value-type="float" office:value="0.06998" calcext:value-type="float">
            <text:p>0.0699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" calcext:value-type="float">
            <text:p>0.1</text:p>
          </table:table-cell>
          <table:table-cell table:style-name="ce6" office:value-type="float" office:value="0.0632" calcext:value-type="float">
            <text:p>0.063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03225806452" calcext:value-type="float">
            <text:p>0.103225806452</text:p>
          </table:table-cell>
          <table:table-cell table:style-name="ce6" office:value-type="float" office:value="0.06973" calcext:value-type="float">
            <text:p>0.06973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06451612903" calcext:value-type="float">
            <text:p>0.106451612903</text:p>
          </table:table-cell>
          <table:table-cell table:style-name="ce6" office:value-type="float" office:value="0.06432" calcext:value-type="float">
            <text:p>0.0643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09677419355" calcext:value-type="float">
            <text:p>0.109677419355</text:p>
          </table:table-cell>
          <table:table-cell table:style-name="ce6" office:value-type="float" office:value="0.06123" calcext:value-type="float">
            <text:p>0.06123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12903225806" calcext:value-type="float">
            <text:p>0.112903225806</text:p>
          </table:table-cell>
          <table:table-cell table:style-name="ce6" office:value-type="float" office:value="0.06028" calcext:value-type="float">
            <text:p>0.0602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16129032258" calcext:value-type="float">
            <text:p>0.116129032258</text:p>
          </table:table-cell>
          <table:table-cell table:style-name="ce6" office:value-type="float" office:value="0.06861" calcext:value-type="float">
            <text:p>0.06861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1935483871" calcext:value-type="float">
            <text:p>0.11935483871</text:p>
          </table:table-cell>
          <table:table-cell table:style-name="ce6" office:value-type="float" office:value="0.07032" calcext:value-type="float">
            <text:p>0.0703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22580645161" calcext:value-type="float">
            <text:p>0.122580645161</text:p>
          </table:table-cell>
          <table:table-cell table:style-name="ce6" office:value-type="float" office:value="0.06344" calcext:value-type="float">
            <text:p>0.06344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25806451613" calcext:value-type="float">
            <text:p>0.125806451613</text:p>
          </table:table-cell>
          <table:table-cell table:style-name="ce6" office:value-type="float" office:value="0.06388" calcext:value-type="float">
            <text:p>0.0638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29032258065" calcext:value-type="float">
            <text:p>0.129032258065</text:p>
          </table:table-cell>
          <table:table-cell table:style-name="ce6" office:value-type="float" office:value="0.0631" calcext:value-type="float">
            <text:p>0.0631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32258064516" calcext:value-type="float">
            <text:p>0.132258064516</text:p>
          </table:table-cell>
          <table:table-cell table:style-name="ce6" office:value-type="float" office:value="0.06298" calcext:value-type="float">
            <text:p>0.0629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35483870968" calcext:value-type="float">
            <text:p>0.135483870968</text:p>
          </table:table-cell>
          <table:table-cell table:style-name="ce6" office:value-type="float" office:value="0.07058" calcext:value-type="float">
            <text:p>0.07058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38709677419" calcext:value-type="float">
            <text:p>0.138709677419</text:p>
          </table:table-cell>
          <table:table-cell table:style-name="ce6" office:value-type="float" office:value="0.06064" calcext:value-type="float">
            <text:p>0.06064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41935483871" calcext:value-type="float">
            <text:p>0.141935483871</text:p>
          </table:table-cell>
          <table:table-cell table:style-name="ce6" office:value-type="float" office:value="0.06729" calcext:value-type="float">
            <text:p>0.0672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45161290323" calcext:value-type="float">
            <text:p>0.145161290323</text:p>
          </table:table-cell>
          <table:table-cell table:style-name="ce6" office:value-type="float" office:value="0.06659" calcext:value-type="float">
            <text:p>0.0665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48387096774" calcext:value-type="float">
            <text:p>0.148387096774</text:p>
          </table:table-cell>
          <table:table-cell table:style-name="ce6" office:value-type="float" office:value="0.06641" calcext:value-type="float">
            <text:p>0.06641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51612903226" calcext:value-type="float">
            <text:p>0.151612903226</text:p>
          </table:table-cell>
          <table:table-cell table:style-name="ce6" office:value-type="float" office:value="0.06382" calcext:value-type="float">
            <text:p>0.0638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54838709677" calcext:value-type="float">
            <text:p>0.154838709677</text:p>
          </table:table-cell>
          <table:table-cell table:style-name="ce6" office:value-type="float" office:value="0.06179" calcext:value-type="float">
            <text:p>0.0617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58064516129" calcext:value-type="float">
            <text:p>0.158064516129</text:p>
          </table:table-cell>
          <table:table-cell table:style-name="ce6" office:value-type="float" office:value="0.0695" calcext:value-type="float">
            <text:p>0.0695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61290322581" calcext:value-type="float">
            <text:p>0.161290322581</text:p>
          </table:table-cell>
          <table:table-cell table:style-name="ce6" office:value-type="float" office:value="0.06012" calcext:value-type="float">
            <text:p>0.0601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64516129032" calcext:value-type="float">
            <text:p>0.164516129032</text:p>
          </table:table-cell>
          <table:table-cell table:style-name="ce6" office:value-type="float" office:value="0.06772" calcext:value-type="float">
            <text:p>0.0677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67741935484" calcext:value-type="float">
            <text:p>0.167741935484</text:p>
          </table:table-cell>
          <table:table-cell table:style-name="ce6" office:value-type="float" office:value="0.06333" calcext:value-type="float">
            <text:p>0.06333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70967741935" calcext:value-type="float">
            <text:p>0.170967741935</text:p>
          </table:table-cell>
          <table:table-cell table:style-name="ce6" office:value-type="float" office:value="0.06702" calcext:value-type="float">
            <text:p>0.0670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74193548387" calcext:value-type="float">
            <text:p>0.174193548387</text:p>
          </table:table-cell>
          <table:table-cell table:style-name="ce6" office:value-type="float" office:value="0.06052" calcext:value-type="float">
            <text:p>0.06052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77419354839" calcext:value-type="float">
            <text:p>0.177419354839</text:p>
          </table:table-cell>
          <table:table-cell table:style-name="ce6" office:value-type="float" office:value="0.06493" calcext:value-type="float">
            <text:p>0.06493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8064516129" calcext:value-type="float">
            <text:p>0.18064516129</text:p>
          </table:table-cell>
          <table:table-cell table:style-name="ce6" office:value-type="float" office:value="0.06569" calcext:value-type="float">
            <text:p>0.0656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83870967742" calcext:value-type="float">
            <text:p>0.183870967742</text:p>
          </table:table-cell>
          <table:table-cell table:style-name="ce6" office:value-type="float" office:value="0.06386" calcext:value-type="float">
            <text:p>0.06386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87096774194" calcext:value-type="float">
            <text:p>0.187096774194</text:p>
          </table:table-cell>
          <table:table-cell table:style-name="ce6" office:value-type="float" office:value="0.06601" calcext:value-type="float">
            <text:p>0.06601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90322580645" calcext:value-type="float">
            <text:p>0.190322580645</text:p>
          </table:table-cell>
          <table:table-cell table:style-name="ce6" office:value-type="float" office:value="0.06666" calcext:value-type="float">
            <text:p>0.06666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93548387097" calcext:value-type="float">
            <text:p>0.193548387097</text:p>
          </table:table-cell>
          <table:table-cell table:style-name="ce6" office:value-type="float" office:value="0.0679" calcext:value-type="float">
            <text:p>0.0679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196774193548" calcext:value-type="float">
            <text:p>0.196774193548</text:p>
          </table:table-cell>
          <table:table-cell table:style-name="ce6" office:value-type="float" office:value="0.06745" calcext:value-type="float">
            <text:p>0.06745</text:p>
          </table:table-cell>
        </table:table-row>
        <table:table-row table:style-name="ro1">
          <table:table-cell table:style-name="ce1" office:value-type="string" calcext:value-type="string">
            <text:p>LinUCB – hybrid with 0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681" calcext:value-type="float">
            <text:p>0.0681</text:p>
          </table:table-cell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07874" calcext:value-type="float">
            <text:p>0.100787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15748" calcext:value-type="float">
            <text:p>0.101574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23622" calcext:value-type="float">
            <text:p>0.102362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314961" calcext:value-type="float">
            <text:p>0.1031496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393701" calcext:value-type="float">
            <text:p>0.1039370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472441" calcext:value-type="float">
            <text:p>0.1047244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551181" calcext:value-type="float">
            <text:p>0.1055118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629921" calcext:value-type="float">
            <text:p>0.1062992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708661" calcext:value-type="float">
            <text:p>0.1070866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787402" calcext:value-type="float">
            <text:p>0.1078740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866142" calcext:value-type="float">
            <text:p>0.1086614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0944882" calcext:value-type="float">
            <text:p>0.1094488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023622" calcext:value-type="float">
            <text:p>0.1102362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102362" calcext:value-type="float">
            <text:p>0.1110236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181102" calcext:value-type="float">
            <text:p>0.1118110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259843" calcext:value-type="float">
            <text:p>0.1125984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338583" calcext:value-type="float">
            <text:p>0.1133858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417323" calcext:value-type="float">
            <text:p>0.1141732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496063" calcext:value-type="float">
            <text:p>0.1149606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574803" calcext:value-type="float">
            <text:p>0.1157480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653543" calcext:value-type="float">
            <text:p>0.1165354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732283" calcext:value-type="float">
            <text:p>0.1173228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811024" calcext:value-type="float">
            <text:p>0.1181102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889764" calcext:value-type="float">
            <text:p>0.1188976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1968504" calcext:value-type="float">
            <text:p>0.1196850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047244" calcext:value-type="float">
            <text:p>0.1204724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125984" calcext:value-type="float">
            <text:p>0.1212598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204724" calcext:value-type="float">
            <text:p>0.1220472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283465" calcext:value-type="float">
            <text:p>0.1228346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362205" calcext:value-type="float">
            <text:p>0.1236220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440945" calcext:value-type="float">
            <text:p>0.1244094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519685" calcext:value-type="float">
            <text:p>0.1251968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598425" calcext:value-type="float">
            <text:p>0.1259842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677165" calcext:value-type="float">
            <text:p>0.1267716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755906" calcext:value-type="float">
            <text:p>0.1275590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834646" calcext:value-type="float">
            <text:p>0.1283464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913386" calcext:value-type="float">
            <text:p>0.1291338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2992126" calcext:value-type="float">
            <text:p>0.1299212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070866" calcext:value-type="float">
            <text:p>0.1307086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149606" calcext:value-type="float">
            <text:p>0.1314960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228346" calcext:value-type="float">
            <text:p>0.1322834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307087" calcext:value-type="float">
            <text:p>0.1330708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385827" calcext:value-type="float">
            <text:p>0.1338582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464567" calcext:value-type="float">
            <text:p>0.1346456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543307" calcext:value-type="float">
            <text:p>0.1354330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622047" calcext:value-type="float">
            <text:p>0.1362204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700787" calcext:value-type="float">
            <text:p>0.1370078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779528" calcext:value-type="float">
            <text:p>0.1377952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858268" calcext:value-type="float">
            <text:p>0.1385826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3937008" calcext:value-type="float">
            <text:p>0.1393700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015748" calcext:value-type="float">
            <text:p>0.1401574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094488" calcext:value-type="float">
            <text:p>0.1409448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173228" calcext:value-type="float">
            <text:p>0.1417322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251969" calcext:value-type="float">
            <text:p>0.1425196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330709" calcext:value-type="float">
            <text:p>0.1433070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409449" calcext:value-type="float">
            <text:p>0.1440944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488189" calcext:value-type="float">
            <text:p>0.1448818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566929" calcext:value-type="float">
            <text:p>0.1456692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645669" calcext:value-type="float">
            <text:p>0.1464566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724409" calcext:value-type="float">
            <text:p>0.1472440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80315" calcext:value-type="float">
            <text:p>0.148031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88189" calcext:value-type="float">
            <text:p>0.148818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496063" calcext:value-type="float">
            <text:p>0.149606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03937" calcext:value-type="float">
            <text:p>0.150393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11811" calcext:value-type="float">
            <text:p>0.151181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19685" calcext:value-type="float">
            <text:p>0.151968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275591" calcext:value-type="float">
            <text:p>0.1527559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354331" calcext:value-type="float">
            <text:p>0.1535433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433071" calcext:value-type="float">
            <text:p>0.1543307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511811" calcext:value-type="float">
            <text:p>0.1551181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590551" calcext:value-type="float">
            <text:p>0.1559055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669291" calcext:value-type="float">
            <text:p>0.1566929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748031" calcext:value-type="float">
            <text:p>0.1574803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826772" calcext:value-type="float">
            <text:p>0.1582677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905512" calcext:value-type="float">
            <text:p>0.1590551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5984252" calcext:value-type="float">
            <text:p>0.1598425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062992" calcext:value-type="float">
            <text:p>0.1606299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141732" calcext:value-type="float">
            <text:p>0.1614173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220472" calcext:value-type="float">
            <text:p>0.1622047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299213" calcext:value-type="float">
            <text:p>0.1629921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377953" calcext:value-type="float">
            <text:p>0.1637795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456693" calcext:value-type="float">
            <text:p>0.1645669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535433" calcext:value-type="float">
            <text:p>0.1653543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614173" calcext:value-type="float">
            <text:p>0.1661417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692913" calcext:value-type="float">
            <text:p>0.1669291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771654" calcext:value-type="float">
            <text:p>0.1677165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850394" calcext:value-type="float">
            <text:p>0.1685039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6929134" calcext:value-type="float">
            <text:p>0.1692913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007874" calcext:value-type="float">
            <text:p>0.1700787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086614" calcext:value-type="float">
            <text:p>0.1708661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165354" calcext:value-type="float">
            <text:p>0.1716535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244094" calcext:value-type="float">
            <text:p>0.1724409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322835" calcext:value-type="float">
            <text:p>0.1732283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401575" calcext:value-type="float">
            <text:p>0.1740157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480315" calcext:value-type="float">
            <text:p>0.1748031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559055" calcext:value-type="float">
            <text:p>0.1755905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637795" calcext:value-type="float">
            <text:p>0.1763779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716535" calcext:value-type="float">
            <text:p>0.1771653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795276" calcext:value-type="float">
            <text:p>0.1779527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874016" calcext:value-type="float">
            <text:p>0.1787401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7952756" calcext:value-type="float">
            <text:p>0.1795275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031496" calcext:value-type="float">
            <text:p>0.1803149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110236" calcext:value-type="float">
            <text:p>0.1811023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188976" calcext:value-type="float">
            <text:p>0.1818897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267717" calcext:value-type="float">
            <text:p>0.1826771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346457" calcext:value-type="float">
            <text:p>0.1834645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425197" calcext:value-type="float">
            <text:p>0.1842519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503937" calcext:value-type="float">
            <text:p>0.1850393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582677" calcext:value-type="float">
            <text:p>0.1858267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661417" calcext:value-type="float">
            <text:p>0.1866141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740157" calcext:value-type="float">
            <text:p>0.1874015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818898" calcext:value-type="float">
            <text:p>0.1881889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897638" calcext:value-type="float">
            <text:p>0.1889763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8976378" calcext:value-type="float">
            <text:p>0.1897637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055118" calcext:value-type="float">
            <text:p>0.1905511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133858" calcext:value-type="float">
            <text:p>0.1913385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212598" calcext:value-type="float">
            <text:p>0.1921259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291339" calcext:value-type="float">
            <text:p>0.1929133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370079" calcext:value-type="float">
            <text:p>0.1937007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448819" calcext:value-type="float">
            <text:p>0.1944881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527559" calcext:value-type="float">
            <text:p>0.1952755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606299" calcext:value-type="float">
            <text:p>0.1960629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685039" calcext:value-type="float">
            <text:p>0.1968503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76378" calcext:value-type="float">
            <text:p>0.197637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84252" calcext:value-type="float">
            <text:p>0.198425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1992126" calcext:value-type="float">
            <text:p>0.199212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07874" calcext:value-type="float">
            <text:p>0.100787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15748" calcext:value-type="float">
            <text:p>0.101574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23622" calcext:value-type="float">
            <text:p>0.102362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314961" calcext:value-type="float">
            <text:p>0.1031496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393701" calcext:value-type="float">
            <text:p>0.1039370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472441" calcext:value-type="float">
            <text:p>0.1047244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551181" calcext:value-type="float">
            <text:p>0.1055118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629921" calcext:value-type="float">
            <text:p>0.1062992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708661" calcext:value-type="float">
            <text:p>0.1070866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787402" calcext:value-type="float">
            <text:p>0.1078740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866142" calcext:value-type="float">
            <text:p>0.1086614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0944882" calcext:value-type="float">
            <text:p>0.1094488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023622" calcext:value-type="float">
            <text:p>0.1102362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102362" calcext:value-type="float">
            <text:p>0.1110236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181102" calcext:value-type="float">
            <text:p>0.1118110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259843" calcext:value-type="float">
            <text:p>0.1125984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338583" calcext:value-type="float">
            <text:p>0.1133858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417323" calcext:value-type="float">
            <text:p>0.1141732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496063" calcext:value-type="float">
            <text:p>0.1149606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574803" calcext:value-type="float">
            <text:p>0.1157480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653543" calcext:value-type="float">
            <text:p>0.1165354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732283" calcext:value-type="float">
            <text:p>0.1173228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811024" calcext:value-type="float">
            <text:p>0.1181102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889764" calcext:value-type="float">
            <text:p>0.1188976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1968504" calcext:value-type="float">
            <text:p>0.1196850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047244" calcext:value-type="float">
            <text:p>0.1204724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125984" calcext:value-type="float">
            <text:p>0.1212598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204724" calcext:value-type="float">
            <text:p>0.1220472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283465" calcext:value-type="float">
            <text:p>0.1228346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362205" calcext:value-type="float">
            <text:p>0.1236220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440945" calcext:value-type="float">
            <text:p>0.1244094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519685" calcext:value-type="float">
            <text:p>0.1251968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598425" calcext:value-type="float">
            <text:p>0.1259842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677165" calcext:value-type="float">
            <text:p>0.1267716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755906" calcext:value-type="float">
            <text:p>0.1275590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834646" calcext:value-type="float">
            <text:p>0.1283464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913386" calcext:value-type="float">
            <text:p>0.1291338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2992126" calcext:value-type="float">
            <text:p>0.1299212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070866" calcext:value-type="float">
            <text:p>0.1307086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149606" calcext:value-type="float">
            <text:p>0.1314960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228346" calcext:value-type="float">
            <text:p>0.1322834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307087" calcext:value-type="float">
            <text:p>0.1330708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385827" calcext:value-type="float">
            <text:p>0.1338582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464567" calcext:value-type="float">
            <text:p>0.1346456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543307" calcext:value-type="float">
            <text:p>0.1354330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622047" calcext:value-type="float">
            <text:p>0.1362204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700787" calcext:value-type="float">
            <text:p>0.1370078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779528" calcext:value-type="float">
            <text:p>0.1377952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858268" calcext:value-type="float">
            <text:p>0.1385826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3937008" calcext:value-type="float">
            <text:p>0.1393700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015748" calcext:value-type="float">
            <text:p>0.1401574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094488" calcext:value-type="float">
            <text:p>0.1409448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173228" calcext:value-type="float">
            <text:p>0.1417322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251969" calcext:value-type="float">
            <text:p>0.1425196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330709" calcext:value-type="float">
            <text:p>0.1433070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409449" calcext:value-type="float">
            <text:p>0.1440944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488189" calcext:value-type="float">
            <text:p>0.1448818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566929" calcext:value-type="float">
            <text:p>0.1456692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645669" calcext:value-type="float">
            <text:p>0.1464566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724409" calcext:value-type="float">
            <text:p>0.1472440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80315" calcext:value-type="float">
            <text:p>0.148031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88189" calcext:value-type="float">
            <text:p>0.148818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496063" calcext:value-type="float">
            <text:p>0.149606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03937" calcext:value-type="float">
            <text:p>0.150393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11811" calcext:value-type="float">
            <text:p>0.151181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19685" calcext:value-type="float">
            <text:p>0.151968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275591" calcext:value-type="float">
            <text:p>0.1527559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354331" calcext:value-type="float">
            <text:p>0.1535433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433071" calcext:value-type="float">
            <text:p>0.1543307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511811" calcext:value-type="float">
            <text:p>0.1551181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590551" calcext:value-type="float">
            <text:p>0.1559055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669291" calcext:value-type="float">
            <text:p>0.1566929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748031" calcext:value-type="float">
            <text:p>0.15748031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826772" calcext:value-type="float">
            <text:p>0.1582677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905512" calcext:value-type="float">
            <text:p>0.1590551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5984252" calcext:value-type="float">
            <text:p>0.1598425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062992" calcext:value-type="float">
            <text:p>0.1606299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141732" calcext:value-type="float">
            <text:p>0.1614173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220472" calcext:value-type="float">
            <text:p>0.1622047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299213" calcext:value-type="float">
            <text:p>0.1629921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377953" calcext:value-type="float">
            <text:p>0.1637795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456693" calcext:value-type="float">
            <text:p>0.1645669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535433" calcext:value-type="float">
            <text:p>0.1653543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614173" calcext:value-type="float">
            <text:p>0.1661417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692913" calcext:value-type="float">
            <text:p>0.16692913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771654" calcext:value-type="float">
            <text:p>0.1677165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850394" calcext:value-type="float">
            <text:p>0.1685039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6929134" calcext:value-type="float">
            <text:p>0.1692913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007874" calcext:value-type="float">
            <text:p>0.1700787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086614" calcext:value-type="float">
            <text:p>0.1708661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165354" calcext:value-type="float">
            <text:p>0.1716535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244094" calcext:value-type="float">
            <text:p>0.17244094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322835" calcext:value-type="float">
            <text:p>0.1732283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401575" calcext:value-type="float">
            <text:p>0.1740157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480315" calcext:value-type="float">
            <text:p>0.1748031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559055" calcext:value-type="float">
            <text:p>0.1755905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637795" calcext:value-type="float">
            <text:p>0.1763779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716535" calcext:value-type="float">
            <text:p>0.17716535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795276" calcext:value-type="float">
            <text:p>0.1779527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874016" calcext:value-type="float">
            <text:p>0.1787401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7952756" calcext:value-type="float">
            <text:p>0.1795275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031496" calcext:value-type="float">
            <text:p>0.1803149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110236" calcext:value-type="float">
            <text:p>0.1811023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188976" calcext:value-type="float">
            <text:p>0.1818897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267717" calcext:value-type="float">
            <text:p>0.1826771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346457" calcext:value-type="float">
            <text:p>0.1834645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425197" calcext:value-type="float">
            <text:p>0.1842519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503937" calcext:value-type="float">
            <text:p>0.1850393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582677" calcext:value-type="float">
            <text:p>0.1858267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661417" calcext:value-type="float">
            <text:p>0.1866141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740157" calcext:value-type="float">
            <text:p>0.18740157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818898" calcext:value-type="float">
            <text:p>0.1881889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897638" calcext:value-type="float">
            <text:p>0.1889763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8976378" calcext:value-type="float">
            <text:p>0.1897637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055118" calcext:value-type="float">
            <text:p>0.1905511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133858" calcext:value-type="float">
            <text:p>0.1913385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212598" calcext:value-type="float">
            <text:p>0.1921259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291339" calcext:value-type="float">
            <text:p>0.1929133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370079" calcext:value-type="float">
            <text:p>0.1937007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448819" calcext:value-type="float">
            <text:p>0.1944881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527559" calcext:value-type="float">
            <text:p>0.1952755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606299" calcext:value-type="float">
            <text:p>0.1960629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685039" calcext:value-type="float">
            <text:p>0.19685039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76378" calcext:value-type="float">
            <text:p>0.1976378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84252" calcext:value-type="float">
            <text:p>0.1984252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1992126" calcext:value-type="float">
            <text:p>0.1992126</text:p>
          </table:table-cell>
          <table:table-cell/>
        </table:table-row>
        <table:table-row table:style-name="ro1">
          <table:table-cell table:style-name="ce1" office:value-type="string" calcext:value-type="string">
            <text:p>LinUCB vec with -1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 table:number-rows-repeated="1048093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227:Sheet1.C1048576 Sheet1.C1:Sheet1.C194">
            <calcext:condition calcext:apply-style-name="Good" calcext:value="between(10,0.7)" calcext:base-cell-address="Sheet1.C1"/>
            <calcext:condition calcext:apply-style-name="Bad" calcext:value="&gt;=0.69" calcext:base-cell-address="Sheet1.C1"/>
          </calcext:conditional-format>
          <calcext:conditional-format calcext:target-range-address="Sheet1.C195:Sheet1.C226">
            <calcext:condition calcext:apply-style-name="Good" calcext:value="between(10,0.7)" calcext:base-cell-address="Sheet1.C195"/>
            <calcext:condition calcext:apply-style-name="Bad" calcext:value="&gt;=0.69" calcext:base-cell-address="Sheet1.C195"/>
          </calcext:conditional-format>
        </calcext:conditional-formats>
      </table:table>
      <table:named-expressions/>
      <table:database-ranges>
        <table:database-range table:name="__Anonymous_Sheet_DB__0" table:target-range-address="Sheet1.A1:Sheet1.C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1:07:50.967226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1:49:28.448833532</meta:creation-date>
    <meta:editing-duration>P3DT12H21M1S</meta:editing-duration>
    <meta:editing-cycles>18</meta:editing-cycles>
    <meta:generator>LibreOffice/5.3.7.2.0$Linux_X86_64 LibreOffice_project/30$Build-2</meta:generator>
    <dc:date>2017-12-27T11:16:33.274984868</dc:date>
    <meta:document-statistic meta:table-count="1" meta:cell-count="1190" meta:object-count="0"/>
  </office:meta>
</office:document-meta>
</file>